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950" officeooo:paragraph-rsid="0001f950"/>
    </style:style>
    <style:style style:name="P2" style:family="paragraph" style:parent-style-name="Standard">
      <style:paragraph-properties fo:text-align="center" style:justify-single-word="false"/>
      <style:text-properties fo:font-size="15pt" fo:font-weight="bold" officeooo:rsid="0001f950" officeooo:paragraph-rsid="0001f950" style:font-size-asian="15pt" style:font-weight-asian="bold" style:font-size-complex="15pt" style:font-weight-complex="bold"/>
    </style:style>
    <style:style style:name="P3" style:family="paragraph" style:parent-style-name="Standard">
      <style:text-properties fo:font-size="13pt" officeooo:rsid="0001f950" officeooo:paragraph-rsid="0001f950" style:font-size-asian="13pt" style:font-size-complex="13pt"/>
    </style:style>
    <style:style style:name="P4" style:family="paragraph" style:parent-style-name="Standard">
      <style:text-properties fo:font-size="13pt" officeooo:rsid="0005d069" officeooo:paragraph-rsid="0005d069" style:font-size-asian="13pt" style:font-size-complex="13pt"/>
    </style:style>
    <style:style style:name="T1" style:family="text">
      <style:text-properties officeooo:rsid="0003f6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stone project -The battle of the neighborhood</text:p>
      <text:p text:style-name="P1"/>
      <text:p text:style-name="P3">Discution of the <text:span text:style-name="T1">data</text:span></text:p>
      <text:p text:style-name="P3"/>
      <text:p text:style-name="P4">There is csv file at Kaggle what will be used to this project. There is a link to my notebook where input data are shown.</text:p>
      <text:p text:style-name="P4">Data contain information of the location (latitude and longitude) of approximately 50 sensors located within the city. There are also values recorded by each sensor <text:s/>(temperature, humidity, pm 10, pm2.5, pm1) for each day of 2017 every one hour. Because of the huge amount of data <text:s/>it will be taken only pm10 and pm2.5 information for few days (time 8 am and 7 pm probably).</text:p>
      <text:p text:style-name="P4">First step is preparing and processing data (it will be done what is necessary) and it will be the most time consuming step. Then will be shown localization of sensors on the map. Next part will be done clusterization and also Foursquere quer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2:39:30.424000000</meta:creation-date>
    <dc:date>2019-02-22T13:14:08.160000000</dc:date>
    <meta:editing-duration>PT24M16S</meta:editing-duration>
    <meta:editing-cycles>4</meta:editing-cycles>
    <meta:generator>LibreOffice/5.4.4.2$Windows_x86 LibreOffice_project/2524958677847fb3bb44820e40380acbe820f960</meta:generator>
    <meta:document-statistic meta:table-count="0" meta:image-count="0" meta:object-count="0" meta:page-count="1" meta:paragraph-count="5" meta:word-count="144" meta:character-count="811" meta:non-whitespace-character-count="669"/>
  </office:meta>
</office:document-meta>
</file>